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0b5ae6" officeooo:paragraph-rsid="000b5ae6" style:font-size-asian="15.75pt" style:font-size-complex="18pt"/>
    </style:style>
    <style:style style:name="P2" style:family="paragraph" style:parent-style-name="Standard">
      <style:text-properties officeooo:rsid="000b5ae6" officeooo:paragraph-rsid="000b5ae6"/>
    </style:style>
    <style:style style:name="P3" style:family="paragraph" style:parent-style-name="Standard">
      <style:text-properties officeooo:rsid="00102fea" officeooo:paragraph-rsid="00102fea"/>
    </style:style>
    <style:style style:name="P4" style:family="paragraph" style:parent-style-name="Standard">
      <style:text-properties officeooo:paragraph-rsid="00102fea"/>
    </style:style>
    <style:style style:name="P5" style:family="paragraph" style:parent-style-name="Standard">
      <style:text-properties fo:font-size="14pt" fo:font-weight="bold" officeooo:rsid="00102fea" officeooo:paragraph-rsid="00102fea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39354" officeooo:paragraph-rsid="00139354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863b8" officeooo:paragraph-rsid="001863b8" style:font-size-asian="12.25pt" style:font-weight-asian="bold" style:font-size-complex="14pt" style:font-weight-complex="bold"/>
    </style:style>
    <style:style style:name="P8" style:family="paragraph" style:parent-style-name="Standard">
      <style:text-properties officeooo:paragraph-rsid="0011c389"/>
    </style:style>
    <style:style style:name="P9" style:family="paragraph" style:parent-style-name="Standard">
      <style:text-properties officeooo:rsid="0011c389" officeooo:paragraph-rsid="0011c389"/>
    </style:style>
    <style:style style:name="P10" style:family="paragraph" style:parent-style-name="Standard">
      <style:text-properties fo:font-weight="normal" officeooo:paragraph-rsid="00139354" style:font-weight-asian="normal" style:font-weight-complex="normal"/>
    </style:style>
    <style:style style:name="P11" style:family="paragraph" style:parent-style-name="Standard">
      <style:text-properties fo:font-weight="normal" officeooo:rsid="0016d3d4" officeooo:paragraph-rsid="0016d3d4" style:font-weight-asian="normal" style:font-weight-complex="normal"/>
    </style:style>
    <style:style style:name="P12" style:family="paragraph" style:parent-style-name="Standard">
      <style:text-properties fo:font-weight="normal" officeooo:rsid="001863b8" officeooo:paragraph-rsid="001863b8" style:font-weight-asian="normal" style:font-weight-complex="normal"/>
    </style:style>
    <style:style style:name="T1" style:family="text">
      <style:text-properties fo:font-size="11pt" fo:font-style="italic" style:font-size-asian="9.60000038146973pt" style:font-style-asian="italic" style:font-size-complex="11pt" style:font-style-complex="italic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11c389" style:font-size-asian="9.60000038146973pt" style:font-size-complex="11pt"/>
    </style:style>
    <style:style style:name="T4" style:family="text">
      <style:text-properties fo:font-size="11pt" officeooo:rsid="0014d605" style:font-size-asian="9.60000038146973pt" style:font-size-complex="11pt"/>
    </style:style>
    <style:style style:name="T5" style:family="text">
      <style:text-properties fo:font-size="11pt" officeooo:rsid="0016d3d4" style:font-size-asian="9.60000038146973pt" style:font-size-complex="11pt"/>
    </style:style>
    <style:style style:name="T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7" style:family="text">
      <style:text-properties officeooo:rsid="000d3170"/>
    </style:style>
    <style:style style:name="T8" style:family="text">
      <style:text-properties officeooo:rsid="00102fea"/>
    </style:style>
    <style:style style:name="T9" style:family="text">
      <style:text-properties officeooo:rsid="0011c389"/>
    </style:style>
    <style:style style:name="T10" style:family="text">
      <style:text-properties fo:font-weight="bold" officeooo:rsid="0011c389" style:font-weight-asian="bold" style:font-weight-complex="bold"/>
    </style:style>
    <style:style style:name="T11" style:family="text">
      <style:text-properties fo:font-weight="bold" officeooo:rsid="0016d3d4" style:font-weight-asian="bold" style:font-weight-complex="bold"/>
    </style:style>
    <style:style style:name="T12" style:family="text">
      <style:text-properties fo:font-size="14pt" fo:font-weight="bold" officeooo:rsid="001813ab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technology demo of the Lightning Game Engine. I have been developing this for several weeks (since March 2, 2021) and it has recently reached a state <text:span text:style-name="T7">where I believe it is acceptable to be shown off for demo purposes.</text:span></text:p>
      <text:p text:style-name="P2"/>
      <text:p text:style-name="P4"><text:span text:style-name="T8">This executable package demonstrates many of the technical features of the Lightning game engine, such as the DataModel, Services, DDMS (Dynamic DataModel Serialiser), GlobalSettings, </text:span><text:span text:style-name="T9">LGX files,</text:span><text:span text:style-name="T8"> and more. </text:span></text:p>
      <text:p text:style-name="P3"/>
      <text:p text:style-name="P5">Warning</text:p>
      <text:p text:style-name="P8"><text:span text:style-name="T8">There is no </text:span><text:span text:style-name="T9">supported </text:span><text:span text:style-name="T8">facility for the usage of any of the DataModel APIs, as the API set is extremely early and </text:span><text:span text:style-name="T9">any component</text:span><text:span text:style-name="T8"> subject to change or removal. </text:span></text:p>
      <text:p text:style-name="P8"/>
      <text:p text:style-name="P8"><text:span text:style-name="T9">The</text:span><text:span text:style-name="T8"> core of the system (DataModel, the Service Control Manager, Workspace, etc</text:span><text:span text:style-name="T9">)</text:span><text:span text:style-name="T8"> are fairly stable and somewhat tested, but are </text:span><text:span text:style-name="T9">still subject to change and removal in any way. Therefore, there are no facilities available for the usage of Lightning game development APIs in this version.</text:span></text:p>
      <text:p text:style-name="P4"/>
      <text:p text:style-name="P9">Furthermore, there is no scripting implemented yet – and the final decision as to a scripting language has not even been made. </text:p>
      <text:p text:style-name="P9"/>
      <text:p text:style-name="P8"><text:span text:style-name="T10">This is a pre-alpha technology demonstration release and </text:span><text:span text:style-name="T12">SHOULD NOT BE USED FOR GAME DEVELOPMENT IN ANY CAPACITY UNDER ANY CIRCUMSTANCES.</text:span><text:span text:style-name="T10"> </text:span><text:span text:style-name="T11">Stability may vary. As this is a pre-alpha piece of software, no guarantee of quality or availability of functionality is provided.</text:span></text:p>
      <text:p text:style-name="P8"><text:span text:style-name="T10"/></text:p>
      <text:p text:style-name="P6">Guide</text:p>
      <text:p text:style-name="P10"><text:span text:style-name="T3">A batch file has been provided to launch the engine with the test game provided with the distribution. Alternatively, </text:span><text:span text:style-name="T4">you can provide an XML file as an argument and the en</text:span><text:span text:style-name="T5">gine will launch it. There will not be any support provided for this until the Pre-Alpha SDK is launched; you can DM me (starfrost#9088) if you wish, however. </text:span></text:p>
      <text:p text:style-name="P10"><text:span text:style-name="T5"/></text:p>
      <text:p text:style-name="P12"><text:span text:style-name="T2">The logging s </text:span></text:p>
      <text:p text:style-name="P12"><text:span text:style-name="T2"/></text:p>
      <text:p text:style-name="P7">Plans<text:line-break/><text:span text:style-name="T6">In 2021, a Pre-Alpha SDK will be released. This release will have help files and will be supported. However, any aspect of the software is still subject to change or removal.</text:span></text:p>
      <text:p text:style-name="P11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officeooo:rsid="000b5ae6" officeooo:paragraph-rsid="000b5ae6" style:font-size-asian="15.75pt" style:font-size-complex="18pt"/>
    </style:style>
    <style:style style:name="MT1" style:family="text">
      <style:text-properties fo:font-size="11pt" fo:font-style="italic" style:font-size-asian="9.60000038146973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ightning Milestone 3 (Technology Demo) Readme<text:line-break/><text:span text:style-name="MT1">XX/XX/XXXX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4:02:20.590000000</meta:creation-date>
    <dc:date>2021-04-09T19:23:34.517000000</dc:date>
    <meta:editing-duration>PT6H8M15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2" meta:word-count="310" meta:character-count="1863" meta:non-whitespace-character-count="1559"/>
  </office:meta>
</office:document-meta>
</file>